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d6a" officeooo:paragraph-rsid="00130d6a"/>
    </style:style>
    <style:style style:name="T1" style:family="text">
      <style:text-properties officeooo:rsid="00136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rs d’une réunion en présentiel <text:span text:style-name="T1">le 15/10/2021</text:span>, la question suivante s’est posée : à partir de quel nombre de caractères comptons-nous un document comme une ‘page’ unitaire ?</text:p>
      <text:p text:style-name="P1"/>
      <text:p text:style-name="P1">Nous avons réalisé une moyenne sur un échantillon de 30 lettres appartenant à notre projet, et nous sommes tombés sur un nombre proche de 600. Nous avons donc établi qu’une page unitaire devrait faire autour de 600 caractères, espaces compris.</text:p>
      <text:p text:style-name="P1"/>
      <text:p text:style-name="P1">Le nombre de 10 page par personne ayant été validé par le professeur, cela nous donne environ 18.000 caractères à traiter pour chaque membre du proj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3:51:50.530000000</meta:creation-date>
    <dc:date>2022-01-17T13:57:24.675000000</dc:date>
    <meta:editing-duration>PT5M33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" meta:word-count="94" meta:character-count="568" meta:non-whitespace-character-count="477"/>
  </office:meta>
</office:document-meta>
</file>